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EREA GONZA, SEGUNDO HENDERSO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0222949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AE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EREA GONZA, SEGUNDO HENDERSO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022294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PEREA GONZA, ALEXANDER JUNIOR</text:p>
          </table:table-cell>
          <table:covered-table-cell/>
          <table:covered-table-cell/>
          <table:table-cell table:style-name="Tabla1.E3" table:number-columns-spanned="2" office:value-type="string">
            <text:p text:style-name="P9">DNI:70222953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9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1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23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23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59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9T21:10:1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